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2.46mm" svg:y="29.95mm">
            <loext:p draw:notify-on-update-of-ranges="Feuille1.A1:Feuille1.A1 Feuille1.A2:Feuille1.A6 Feuille1.B1:Feuille1.B1 Feuille1.B2:Feuille1.B6 Feuille1.C1:Feuille1.C1 Feuille1.C2:Feuille1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Jour</text:p>
          </table:table-cell>
          <table:table-cell office:value-type="string" calcext:value-type="string">
            <text:p>Burn down chart (idéal)</text:p>
          </table:table-cell>
          <table:table-cell table:style-name="ce1" office:value-type="string" calcext:value-type="string">
            <text:p>Burn down chart (réel)</text:p>
          </table:table-cell>
        </table:table-row>
        <table:table-row table:style-name="ro1">
          <table:table-cell office:value-type="string" calcext:value-type="string">
            <text:p>Jour 1</text:p>
          </table:table-cell>
          <table:table-cell table:formula="of:=2 + 2 + 3 + 1 + 1 + 2 + 1" office:value-type="float" office:value="12" calcext:value-type="float">
            <text:p>12</text:p>
          </table:table-cell>
          <table:table-cell table:formula="of:= 2 + 2 + 3 + 1 + 1 + 2 + 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our 2</text:p>
          </table:table-cell>
          <table:table-cell table:formula="of:=[.B2] - ([.$B$2] / 4)" office:value-type="float" office:value="9" calcext:value-type="float">
            <text:p>9</text:p>
          </table:table-cell>
          <table:table-cell table:formula="of:= 2 + 2 + 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 3</text:p>
          </table:table-cell>
          <table:table-cell table:formula="of:=[.B3] - ([.$B$2] / 4)" office:value-type="float" office:value="6" calcext:value-type="float">
            <text:p>6</text:p>
          </table:table-cell>
          <table:table-cell table:formula="of:= 2 + 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 4</text:p>
          </table:table-cell>
          <table:table-cell table:formula="of:=[.B4] - ([.$B$2] / 4)" office:value-type="float" office:value="3" calcext:value-type="float">
            <text:p>3</text:p>
          </table:table-cell>
          <table:table-cell table:formula="of:= 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 5</text:p>
          </table:table-cell>
          <table:table-cell table:formula="of:=[.B5] - ([.$B$2] / 4)" office:value-type="float" office:value="0" calcext:value-type="float">
            <text:p>0</text:p>
          </table:table-cell>
          <table:table-cell table:formula="of:= 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 style:data-style-name="N2" text:time-value="10:04:56.903471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10:27:50.422309784</meta:creation-date>
    <meta:generator>LibreOffice/5.2.7.2$Linux_X86_64 LibreOffice_project/20m0$Build-2</meta:generator>
    <dc:date>2019-03-07T10:13:10.369544122</dc:date>
    <meta:editing-duration>PT28M25S</meta:editing-duration>
    <meta:editing-cycles>4</meta:editing-cycles>
    <dc:creator>ROSE </dc:cre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37cm" svg:y="3.952cm" style:legend-expansion="high" chart:style-name="ch2"/>
        <chart:plot-area chart:style-name="ch3" table:cell-range-address="Feuille1.A1:Feuille1.C6" chart:data-source-has-labels="both" svg:x="0.32cm" svg:y="0.18cm" svg:width="10.497cm" svg:height="8.64cm">
          <chartooo:coordinate-region svg:x="0.797cm" svg:y="0.379cm" svg:width="9.398cm" svg:height="7.794cm"/>
          <chart:axis chart:dimension="x" chart:name="primary-x" chart:style-name="ch4" chartooo:axis-type="auto">
            <chartooo:date-scale/>
            <chart:categories table:cell-range-address="Feuille1.A2:Feuille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6" chart:label-cell-address="Feuille1.B1:Feuille1.B1" chart:class="chart:line">
            <chart:data-point chart:repeated="5"/>
          </chart:series>
          <chart:series chart:style-name="ch7" chart:values-cell-range-address="Feuille1.C2:Feuille1.C6" chart:label-cell-address="Feuille1.C1:Feuille1.C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 down chart (idéal)</text:p>
                <draw:g>
                  <svg:desc>Feuille1.B1:Feuille1.B1</svg:desc>
                </draw:g>
              </table:table-cell>
              <table:table-cell office:value-type="string">
                <text:p>Burn down chart (réel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ur 1</text:p>
                <draw:g>
                  <svg:desc>Feuille1.A2:Feuille1.A6</svg:desc>
                </draw:g>
              </table:table-cell>
              <table:table-cell office:value-type="float" office:value="12">
                <text:p>12</text:p>
                <draw:g>
                  <svg:desc>Feuille1.B2:Feuille1.B6</svg:desc>
                </draw:g>
              </table:table-cell>
              <table:table-cell office:value-type="float" office:value="12">
                <text:p>12</text:p>
                <draw:g>
                  <svg:desc>Feuille1.C2:Feuille1.C6</svg:desc>
                </draw:g>
              </table:table-cell>
            </table:table-row>
            <table:table-row>
              <table:table-cell office:value-type="string">
                <text:p>Jour 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our 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our 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ur 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